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4157043" calcext:value-type="float">
            <text:p>4157043</text:p>
          </table:table-cell>
          <table:table-cell table:style-name="ce1" office:value-type="float" office:value="4.58451231543237" calcext:value-type="float">
            <text:p>4,58</text:p>
          </table:table-cell>
          <table:table-cell table:style-name="ce2" table:formula="of:=(1000000*[.D2])/[.C2]" office:value-type="float" office:value="1.1028301404225" calcext:value-type="float">
            <text:p>1,1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7832110" calcext:value-type="float">
            <text:p>7832110</text:p>
          </table:table-cell>
          <table:table-cell table:style-name="ce1" office:value-type="float" office:value="4.42172312641851" calcext:value-type="float">
            <text:p>4,42</text:p>
          </table:table-cell>
          <table:table-cell table:style-name="ce2" table:formula="of:=(1000000*[.D3])/[.C3]" office:value-type="float" office:value="0.56456346073006" calcext:value-type="float">
            <text:p>0,5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3246" calcext:value-type="float">
            <text:p>25183246</text:p>
          </table:table-cell>
          <table:table-cell office:value-type="float" office:value="4.42172312641851" calcext:value-type="float">
            <text:p>4,42</text:p>
          </table:table-cell>
          <table:table-cell table:formula="of:=(1000000*[.D4])/[.C4]" office:value-type="float" office:value="0.175581937547626" calcext:value-type="float">
            <text:p>0,18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5])/[.C5]" office:value-type="float" office:value="0.0760952796891525" calcext:value-type="float">
            <text:p>0,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5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32:54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5S</meta:editing-duration>
    <meta:editing-cycles>4</meta:editing-cycles>
    <meta:generator>LibreOffice/5.2.0.4$Windows_x86 LibreOffice_project/066b007f5ebcc236395c7d282ba488bca6720265</meta:generator>
    <dc:date>2016-08-14T11:41:38.695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